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300000235BFA8401E4C6A85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width="6.9252in" svg:height="4.7772in" draw:z-index="0"><draw:image xlink:href="Pictures/100002010000033300000235BFA8401E4C6A850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9:50:40.935626303</meta:creation-date>
    <dc:date>2019-02-06T19:51:51.829399286</dc:date>
    <meta:editing-duration>PT1M1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